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a418" officeooo:paragraph-rsid="0000a418" style:font-weight-asian="bold" style:font-weight-complex="bold"/>
    </style:style>
    <style:style style:name="P2" style:family="paragraph" style:parent-style-name="Standard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0a418" officeooo:paragraph-rsid="000295db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text-properties fo:font-size="12pt" style:text-underline-style="none" fo:font-weight="normal" officeooo:rsid="0000a418" officeooo:paragraph-rsid="0000a418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officeooo:paragraph-rsid="000295db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0a418" officeooo:paragraph-rsid="0000a4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0a418" officeooo:paragraph-rsid="000295db" style:font-size-asian="14pt" style:font-weight-asian="bold" style:font-size-complex="14pt" style:font-weight-complex="bold"/>
    </style:style>
    <style:style style:name="T1" style:family="text">
      <style:text-properties style:font-name="Corbel"/>
    </style:style>
    <style:style style:name="T2" style:family="text">
      <style:text-properties style:font-name="Corbel" fo:font-size="14pt" style:font-size-asian="14pt" style:font-size-complex="14pt"/>
    </style:style>
    <style:style style:name="T3" style:family="text">
      <style:text-properties style:font-name="Corbel" fo:font-size="14pt" officeooo:rsid="0000a418" style:font-size-asian="14pt" style:font-size-complex="14pt"/>
    </style:style>
    <style:style style:name="T4" style:family="text">
      <style:text-properties style:font-name="Corbel" officeooo:rsid="00011c98"/>
    </style:style>
    <style:style style:name="T5" style:family="text">
      <style:text-properties style:font-name="Corbel" fo:font-size="12pt" style:text-underline-style="none" fo:font-weight="normal" officeooo:rsid="00011c98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1d1c1d" style:font-name="Slack-Lato" fo:font-size="11.25pt" fo:letter-spacing="normal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3">Ensemble de phrases clés <text:s/>à ressortir pour le certificat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2">- Diagramme de classe :</text:span></text:p>
      <text:p text:style-name="P1"><text:span text:style-name="T2"/></text:p>
      <text:list xml:id="list879069386" text:style-name="L1">
        <text:list-item>
          <text:p text:style-name="P3"><text:span text:style-name="T1">Utilisation du design pattern Singleton avec la classe ServiceImpl qui implémente l’interface Iservice et permet de n’utiliser qu’une instance du ServiceImpl. </text:span></text:p>
        </text:list-item>
        <text:list-item>
          <text:p text:style-name="P3"><text:span text:style-name="T6">Spring data Jpa permet de créer une entité de la classe qui implémente l'interface IEmployeDao raison pour laquelle nous n'avons créer de classe EmployeDao</text:span><text:span text:style-name="T1"> .</text:span></text:p>
        </text:list-item>
      </text:list>
      <text:p text:style-name="P2"><text:span text:style-name="T1"/></text:p>
      <text:p text:style-name="P9"><text:span text:style-name="T1">- </text:span><text:span text:style-name="T4">MCD :</text:span></text:p>
      <text:p text:style-name="P2"><text:span text:style-name="T4"/></text:p>
      <text:list xml:id="list3987083606" text:style-name="L2">
        <text:list-item>
          <text:p text:style-name="P4"><text:span text:style-name="T4"/></text:p>
        </text:list-item>
      </text:list>
      <text:p text:style-name="P2"><text:span text:style-name="T4"/></text:p>
      <text:p text:style-name="P9"><text:span text:style-name="T4">- MLD :</text:span></text:p>
      <text:list xml:id="list1421016362" text:style-name="L3">
        <text:list-item>
          <text:p text:style-name="P5"><text:span text:style-name="T4"/></text:p>
        </text:list-item>
      </text:list>
      <text:p text:style-name="P6"><text:span text:style-name="T4"/></text:p>
      <text:p text:style-name="P10"><text:span text:style-name="T4">- BDD :</text:span></text:p>
      <text:list xml:id="list856887967" text:style-name="L4">
        <text:list-item>
          <text:p text:style-name="P8"><text:span text:style-name="T5">Hashage du password car permet de ne pas récupérer d’algorythme qui risque de dévoiler le code. Le cryptage est plus risqué à cause de cela.</text:span></text:p>
        </text:list-item>
      </text:list>
      <text:p text:style-name="P2"><text:span text:style-name="T4"/></text:p>
      <text:p text:style-name="P9"><text:span text:style-name="T4">- JAVA :</text:span></text:p>
      <text:list xml:id="list1132150570" text:style-name="L5">
        <text:list-item>
          <text:p text:style-name="P7"><text:span text:style-name="T4"/></text:p>
        </text:list-item>
      </text:list>
      <text:p text:style-name="P2"><text:span text:style-name="T4"/></text:p>
      <text:p text:style-name="P2"><text:span text:style-name="T4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28T13:48:19.250000000</dc:date>
    <meta:editing-duration>PT1H46M17S</meta:editing-duration>
    <meta:editing-cycles>3</meta:editing-cycles>
    <meta:document-statistic meta:table-count="0" meta:image-count="0" meta:object-count="0" meta:page-count="1" meta:paragraph-count="12" meta:word-count="103" meta:character-count="573" meta:non-whitespace-character-count="480"/>
  </office:meta>
</office:document-meta>
</file>